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3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4.7cm" svg:y="4.7cm">
          <draw:text-box>
            <text:p><text:span text:style-name="T1">i</text:span></text:p>
          </draw:text-box>
        </draw:frame>
        <draw:frame draw:style-name="gr3" draw:text-style-name="P2" draw:layer="layout" svg:width="14.292cm" svg:height="8.039cm" svg:x="0.2cm" svg:y="1.16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2T12:36:04.534899119</dc:date>
    <meta:editing-duration>PT3M34S</meta:editing-duration>
    <meta:editing-cycles>20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293cm" svg:height="8.04cm" xlink:href="." xlink:type="simple" chart:class="chart:scatter" chart:style-name="ch1">
        <chart:plot-area chart:style-name="ch2" chart:data-source-has-labels="both" svg:x="0.285cm" svg:y="0.16cm" svg:width="13.723cm" svg:height="7.72cm">
          <chart:coordinate-region svg:x="0.827cm" svg:y="0.359cm" svg:width="13.087cm" svg:height="7.322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